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5pt" style:font-size-asian="15pt" style:font-size-complex="15pt"/>
    </style:style>
    <style:style style:name="P2" style:family="paragraph" style:parent-style-name="Standard">
      <style:text-properties style:font-name="sans-serif" fo:font-size="15pt" officeooo:paragraph-rsid="000f9625" style:font-size-asian="15pt" style:font-size-complex="15pt"/>
    </style:style>
    <style:style style:name="P3" style:family="paragraph" style:parent-style-name="Standard">
      <style:text-properties officeooo:rsid="0011416e" officeooo:paragraph-rsid="0011416e"/>
    </style:style>
    <style:style style:name="P4" style:family="paragraph" style:parent-style-name="Standard">
      <style:text-properties officeooo:rsid="0011416e" officeooo:paragraph-rsid="0012ef82"/>
    </style:style>
    <style:style style:name="P5" style:family="paragraph" style:parent-style-name="Standard">
      <style:text-properties officeooo:rsid="0011416e" officeooo:paragraph-rsid="0014dff4"/>
    </style:style>
    <style:style style:name="P6" style:family="paragraph" style:parent-style-name="Standard">
      <style:text-properties officeooo:rsid="0011416e" officeooo:paragraph-rsid="001a8afc"/>
    </style:style>
    <style:style style:name="P7" style:family="paragraph" style:parent-style-name="Standard">
      <style:text-properties officeooo:rsid="0012ef82" officeooo:paragraph-rsid="0012ef82"/>
    </style:style>
    <style:style style:name="P8" style:family="paragraph" style:parent-style-name="Standard">
      <style:text-properties officeooo:rsid="0014dff4" officeooo:paragraph-rsid="0014dff4"/>
    </style:style>
    <style:style style:name="P9" style:family="paragraph" style:parent-style-name="Standard">
      <style:text-properties officeooo:rsid="001832e1" officeooo:paragraph-rsid="001832e1"/>
    </style:style>
    <style:style style:name="P10" style:family="paragraph" style:parent-style-name="Standard">
      <style:text-properties officeooo:rsid="001832e1" officeooo:paragraph-rsid="001b2afc"/>
    </style:style>
    <style:style style:name="P11" style:family="paragraph" style:parent-style-name="Standard">
      <style:text-properties fo:font-weight="bold" officeooo:rsid="0011416e" officeooo:paragraph-rsid="0011416e" style:font-weight-asian="bold" style:font-weight-complex="bold"/>
    </style:style>
    <style:style style:name="P12" style:family="paragraph" style:parent-style-name="Standard">
      <style:text-properties fo:font-weight="bold" officeooo:rsid="0014dff4" officeooo:paragraph-rsid="0014dff4" style:font-weight-asian="bold" style:font-weight-complex="bold"/>
    </style:style>
    <style:style style:name="P13" style:family="paragraph" style:parent-style-name="Standard">
      <style:text-properties fo:font-weight="bold" officeooo:rsid="0016279a" officeooo:paragraph-rsid="001832e1" style:font-weight-asian="bold" style:font-weight-complex="bold"/>
    </style:style>
    <style:style style:name="P14" style:family="paragraph" style:parent-style-name="Standard">
      <style:paragraph-properties fo:break-before="page"/>
      <style:text-properties fo:font-weight="bold" officeooo:rsid="0011416e" officeooo:paragraph-rsid="0011416e" style:font-weight-asian="bold" style:font-weight-complex="bold"/>
    </style:style>
    <style:style style:name="P15" style:family="paragraph" style:parent-style-name="Standard">
      <style:paragraph-properties fo:break-before="page"/>
      <style:text-properties fo:font-weight="bold" officeooo:rsid="0014dff4" officeooo:paragraph-rsid="0014dff4" style:font-weight-asian="bold" style:font-weight-complex="bold"/>
    </style:style>
    <style:style style:name="P16" style:family="paragraph" style:parent-style-name="Standard">
      <style:text-properties fo:font-weight="bold" officeooo:rsid="001832e1" officeooo:paragraph-rsid="001832e1" style:font-weight-asian="bold" style:font-weight-complex="bold"/>
    </style:style>
    <style:style style:name="P17" style:family="paragraph" style:parent-style-name="Standard">
      <style:text-properties fo:font-size="18pt" officeooo:rsid="001832e1" officeooo:paragraph-rsid="001c6f9b" style:font-size-asian="18pt" style:font-size-complex="18pt"/>
    </style:style>
    <style:style style:name="P18" style:family="paragraph" style:parent-style-name="Standard">
      <style:text-properties officeooo:rsid="001832e1" officeooo:paragraph-rsid="001b2afc"/>
    </style:style>
    <style:style style:name="T1" style:family="text">
      <style:text-properties officeooo:rsid="0012ef82"/>
    </style:style>
    <style:style style:name="T2" style:family="text">
      <style:text-properties officeooo:rsid="0014dff4"/>
    </style:style>
    <style:style style:name="T3" style:family="text">
      <style:text-properties officeooo:rsid="0016279a"/>
    </style:style>
    <style:style style:name="T4" style:family="text">
      <style:text-properties officeooo:rsid="0018113d"/>
    </style:style>
    <style:style style:name="T5" style:family="text">
      <style:text-properties officeooo:rsid="001832e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a8afc"/>
    </style:style>
    <style:style style:name="T8" style:family="text">
      <style:text-properties officeooo:rsid="001b2afc"/>
    </style:style>
    <style:style style:name="T9" style:family="text">
      <style:text-properties fo:font-weight="normal" officeooo:rsid="001b2afc" style:font-weight-asian="normal" style:font-weight-complex="normal"/>
    </style:style>
    <style:style style:name="T10" style:family="text">
      <style:text-properties style:text-underline-style="none" fo:font-weight="normal" officeooo:rsid="001b2afc" style:font-weight-asian="normal" style:font-weight-complex="normal"/>
    </style:style>
    <style:style style:name="T11" style:family="text">
      <style:text-properties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artado 1: </text:p>
      <text:p text:style-name="P2"><text:tab/>Actividades con estimación, precio hora según rol</text:p>
      <text:p text:style-name="P1"/>
      <text:p text:style-name="P2">Apartado 2: </text:p>
      <text:p text:style-name="P2"><text:tab/>Partidas económicas de proveedores externos</text:p>
      <text:p text:style-name="Standard"/>
      <text:p text:style-name="Standard"/>
      <text:p text:style-name="Standard"/>
      <text:p text:style-name="P14">Roles:</text:p>
      <text:p text:style-name="P3"><text:tab/>Diseñador HTML-CSS: 12€/hora</text:p>
      <text:p text:style-name="P3"><text:tab/>Programador Python-PHP: 18€/hora</text:p>
      <text:p text:style-name="P3"/>
      <text:p text:style-name="P11">Estimación tareas:</text:p>
      <text:p text:style-name="P3"/>
      <text:p text:style-name="P11">Programador:</text:p>
      <text:p text:style-name="P3"><text:tab/>Incorporar sistema traducción: <text:span text:style-name="T5">4</text:span>h</text:p>
      <text:p text:style-name="P3"><text:tab/>Incorporar módulo usuarios: <text:span text:style-name="T5">8</text:span>h</text:p>
      <text:p text:style-name="P3"><text:tab/>Implementar editor contenidos: <text:span text:style-name="T5">8</text:span>h</text:p>
      <text:p text:style-name="P3"><text:tab/>Implementar sistema predicción noticias relacionadas: <text:span text:style-name="T5">16</text:span>h</text:p>
      <text:p text:style-name="P3"><text:tab/>Implementar suscripción temas: <text:span text:style-name="T5">4</text:span>h</text:p>
      <text:p text:style-name="P3"><text:tab/>Implementar integración redes sociales: <text:span text:style-name="T5">16</text:span>h</text:p>
      <text:p text:style-name="P3"><text:tab/>Implementar gestión de archivos en cloud: <text:span text:style-name="T5">8</text:span>h</text:p>
      <text:p text:style-name="P3"><text:tab/>Implementar buscador: <text:span text:style-name="T5">10</text:span>h</text:p>
      <text:p text:style-name="P3"><text:tab/>Implementar autentificación: <text:span text:style-name="T5">12</text:span>h</text:p>
      <text:p text:style-name="P3"><text:tab/>Implementar comunicaciones seguras: <text:span text:style-name="T5">14</text:span>h</text:p>
      <text:p text:style-name="P3"><text:tab/>Implementar logs: <text:span text:style-name="T5">4</text:span>h</text:p>
      <text:p text:style-name="P3"><text:tab/>Implementar notificaciones de enlaces rotos: <text:span text:style-name="T5">4</text:span>h</text:p>
      <text:p text:style-name="P3"><text:tab/>Implementar sistema difusión mensajes: <text:span text:style-name="T5">10</text:span>h</text:p>
      <text:p text:style-name="P3"><text:tab/>Incorporar Google Analytics: <text:span text:style-name="T5">8</text:span>h</text:p>
      <text:p text:style-name="P3"><text:tab/>Implementar posicionamiento SEO: <text:span text:style-name="T5">8</text:span>h</text:p>
      <text:p text:style-name="P3"><text:tab/>Implementar métricas de impacto: <text:span text:style-name="T5">10</text:span>h </text:p>
      <text:p text:style-name="P7"><text:tab/>Implementar acceso sede electrónica: <text:span text:style-name="T5">12</text:span>h </text:p>
      <text:p text:style-name="P8"><text:tab/>Implementar funciones de relleno de contenidos web: <text:span text:style-name="T5">20</text:span>h</text:p>
      <text:p text:style-name="P8"><text:tab/><text:span text:style-name="T7">Implementar gestión reservas: 10h</text:span></text:p>
      <text:p text:style-name="P8"><text:tab/><text:span text:style-name="T7">Implementar newsletter: 8h</text:span></text:p>
      <text:p text:style-name="P8"><text:tab/><text:span text:style-name="T7">Implementar sistemas mejora accesibilidad personas con discapacidad: 20h</text:span></text:p>
      <text:p text:style-name="P12">TOTAL: <text:span text:style-name="T7">214h, 3852€</text:span></text:p>
      <text:p text:style-name="P3"/>
      <text:p text:style-name="P11">Diseñador:</text:p>
      <text:p text:style-name="P3"><text:tab/>Implementar accesibilidad: <text:span text:style-name="T5">2</text:span>0h</text:p>
      <text:p text:style-name="P3"><text:tab/>Incorporar fotografías: <text:span text:style-name="T5">14</text:span>h </text:p>
      <text:p text:style-name="P4"><text:tab/>Implementar diseño noticias: <text:span text:style-name="T5">4</text:span>h</text:p>
      <text:p text:style-name="P6"><text:tab/>Implementar diseño actividades: <text:span text:style-name="T5">4</text:span>h </text:p>
      <text:p text:style-name="P6"><text:tab/>Implementar diseño <text:span text:style-name="T1">información turística</text:span>: <text:span text:style-name="T5">4</text:span>h </text:p>
      <text:p text:style-name="P6"><text:tab/>Implementar diseño <text:span text:style-name="T7">gestión reservas</text:span>: <text:span text:style-name="T5">4</text:span>h </text:p>
      <text:p text:style-name="P5"><text:tab/>Implementar diseño <text:span text:style-name="T2">portal de transparencia</text:span>: <text:span text:style-name="T5">4</text:span>h</text:p>
      <text:p text:style-name="P5"><text:tab/>Implementar diseño <text:span text:style-name="T2">apartados web</text:span>: <text:span text:style-name="T5">16</text:span>h </text:p>
      <text:p text:style-name="P5"><text:tab/><text:span text:style-name="T7">Implementar accesibilidad personas con discapacidad: 5h</text:span></text:p>
      <text:p text:style-name="P5"><text:tab/><text:span text:style-name="T7">Integración Twitter ayuntamiento: 2h</text:span></text:p>
      <text:p text:style-name="P5"><text:tab/><text:span text:style-name="T7">Integración servicios de noticias externos: 5h</text:span></text:p>
      <text:p text:style-name="P8"><text:tab/>Migración contenido: <text:span text:style-name="T5">50</text:span>h</text:p>
      <text:p text:style-name="P8"><text:tab/>Manuales de uso y cursos formativos: <text:span text:style-name="T5">30</text:span>h</text:p>
      <text:p text:style-name="P13">TOTAL: <text:span text:style-name="T5">162h, 1944€</text:span></text:p>
      <text:p text:style-name="P5"/>
      <text:p text:style-name="P5"/>
      <text:p text:style-name="P15">Soporte 12 meses:</text:p>
      <text:p text:style-name="P8"><text:tab/>Programador: 10<text:span text:style-name="T4">0</text:span>-20<text:span text:style-name="T4">0</text:span>h* <text:span text:style-name="T3">(1800-3600€)</text:span></text:p>
      <text:p text:style-name="P8"><text:tab/>Diseñador: 20<text:span text:style-name="T4">0</text:span>-5<text:span text:style-name="T4">0</text:span>0h* <text:span text:style-name="T3">(2400-6000€)</text:span></text:p>
      <text:p text:style-name="P8"/>
      <text:p text:style-name="P8"><text:tab/>*<text:span text:style-name="T5">Horas estimadas en base a proyectos similares con conformidad 4/5 por parte del cliente al <text:tab/>momento de la entrega del software. Incluye soporte para incidencias en el hosting, <text:tab/> <text:tab/>multimedia, plantillas,...</text:span></text:p>
      <text:p text:style-name="P5"/>
      <text:p text:style-name="P12">Gastos externos:</text:p>
      <text:p text:style-name="P8"><text:tab/>Experto LOPD: 2500€</text:p>
      <text:p text:style-name="P8"><text:tab/>Alojamiento y tráfico: 500€/año (200GB de almacenamiento, 10TB tráfico/mes)</text:p>
      <text:p text:style-name="P16"/>
      <text:p text:style-name="P10"><text:span text:style-name="T6">Presupuesto mínimo:</text:span> <text:span text:style-name="T8">12496</text:span>€ + 500€/año (sin margen)</text:p>
      <text:p text:style-name="P10"><text:span text:style-name="T6">Presupuesto máximo: </text:span><text:span text:style-name="T9">17896</text:span>€ + 500€/año (sin margen)</text:p>
      <text:p text:style-name="P9"/>
      <text:p text:style-name="P10"><text:span text:style-name="T6">Presupuesto mínimo: </text:span><text:span text:style-name="T10">14995,20</text:span>€ + 500€/año (con margen empresa 20%)</text:p>
      <text:p text:style-name="P10"/>
      <text:p text:style-name="P10"/>
      <text:p text:style-name="P17"><text:span text:style-name="T6">Presupuesto máximo:</text:span> <text:span text:style-name="T8">21475,20</text:span>€ + 500€/año <text:span text:style-name="T11">(con margen empresa 20%)</text:span></text:p>
      <text:p text:style-name="P9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7:28:20.109688636</meta:creation-date>
    <meta:generator>LibreOffice/5.1.6.2$Linux_X86_64 LibreOffice_project/10m0$Build-2</meta:generator>
    <dc:date>2018-05-15T17:11:07.257142238</dc:date>
    <meta:editing-duration>PT23M22S</meta:editing-duration>
    <meta:editing-cycles>6</meta:editing-cycles>
    <meta:document-statistic meta:table-count="0" meta:image-count="0" meta:object-count="0" meta:page-count="3" meta:paragraph-count="57" meta:word-count="278" meta:character-count="2234" meta:non-whitespace-character-count="1957"/>
  </office:meta>
</office:document-meta>
</file>